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fe7f5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/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name="RectangleTransformedSkewX" draw:style-name="gr1" draw:text-style-name="P1" draw:layer="layout" svg:width="2cm" svg:height="4cm" svg:x="3cm" svg:y="5cm" draw:transform="skewX (-0.78539816339744830961)">
          <text:p/>
        </draw:rect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name="RectangleTransformedMatrix" draw:style-name="gr1" draw:text-style-name="P1" draw:layer="layout" svg:width="2cm" svg:height="4cm" svg:x="3cm" svg:y="5cm" draw:transform="matrix(1 0 1 1 0cm 0cm)">
          <text:p/>
        </draw:rect>
        <presentation:notes draw:style-name="dp1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gina Henschel</meta:initial-creator>
    <meta:creation-date>2016-03-10T14:54:13.893000000</meta:creation-date>
    <dc:date>2020-01-03T23:04:08.494000000</dc:date>
    <dc:creator>Regina Henschel</dc:creator>
    <meta:editing-duration>PT18M50S</meta:editing-duration>
    <meta:editing-cycles>4</meta:editing-cycles>
    <meta:generator>LO_6252_released/6.2.5.2$Windows_X86_64 LibreOffice_project/1ec314fa52f458adc18c4f025c545a4e8b22c159</meta:generator>
    <meta:document-statistic meta:object-count="39"/>
  </office:meta>
</office:document-meta>
</file>